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12.646cm" fo:min-width="12.396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4.646cm" fo:min-width="12.396cm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646cm" fo:min-width="12.396cm" fo:padding-top="0.177cm" fo:padding-bottom="0.177cm" fo:padding-left="0.302cm" fo:padding-right="0.302cm"/>
    </style:style>
    <style:style style:name="gr4" style:family="graphic" style:parent-style-name="standard">
      <style:graphic-properties draw:stroke="dash" draw:stroke-dash="Dashed_20__28_var_29_" svg:stroke-width="0.071cm" svg:stroke-color="#000000" draw:marker-start-width="0.306cm" draw:marker-end-width="0.306cm" draw:fill-color="#ffffff" draw:textarea-horizontal-align="justify" draw:textarea-vertical-align="middle" draw:auto-grow-height="false" fo:min-height="0.388cm" fo:min-width="0.138cm" fo:padding-top="0.16cm" fo:padding-bottom="0.16cm" fo:padding-left="0.285cm" fo:padding-right="0.285cm"/>
    </style:style>
    <style:style style:name="gr5" style:family="graphic" style:parent-style-name="standard">
      <style:graphic-properties svg:stroke-width="0.071cm" svg:stroke-color="#000000" draw:marker-start-width="0.306cm" draw:marker-end-width="0.306cm" draw:fill-color="#ffffff" draw:textarea-horizontal-align="justify" draw:textarea-vertical-align="middle" draw:auto-grow-height="false" fo:min-height="0cm" fo:min-width="0cm" fo:padding-top="0.16cm" fo:padding-bottom="0.16cm" fo:padding-left="0.285cm" fo:padding-right="0.285cm"/>
    </style:style>
    <style:style style:name="gr6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cm" fo:min-width="0.396cm" fo:padding-top="0.177cm" fo:padding-bottom="0.177cm" fo:padding-left="0.302cm" fo:padding-right="0.302cm"/>
    </style:style>
    <style:style style:name="gr7" style:family="graphic" style:parent-style-name="objectwithoutfill">
      <style:graphic-properties draw:stroke="dash" draw:stroke-dash="_32__20_Dots_20_1_20_Dash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71cm" svg:stroke-color="#000000" draw:marker-start-width="0.306cm" draw:marker-end-width="0.306cm" draw:fill-color="#ffffff" draw:textarea-horizontal-align="justify" draw:textarea-vertical-align="middle" draw:auto-grow-height="false" fo:min-height="0.388cm" fo:min-width="0.138cm" fo:padding-top="0.16cm" fo:padding-bottom="0.16cm" fo:padding-left="0.285cm" fo:padding-right="0.285cm"/>
    </style:style>
    <style:style style:name="gr9" style:family="graphic" style:parent-style-name="measure">
      <style:graphic-properties draw:textarea-vertical-align="middle" draw:line-distance="3.5cm" draw:unit="mm" draw:show-unit="false" draw:placing="below" draw:decimal-places="1"/>
    </style:style>
    <style:style style:name="gr10" style:family="graphic" style:parent-style-name="measure">
      <style:graphic-properties draw:textarea-vertical-align="middle" draw:line-distance="2.5cm" draw:unit="mm" draw:show-unit="false" draw:placing="below" draw:decimal-places="1"/>
    </style:style>
    <style:style style:name="gr11" style:family="graphic" style:parent-style-name="measure">
      <style:graphic-properties draw:textarea-vertical-align="middle" draw:line-distance="2cm" draw:unit="mm" draw:show-unit="false" draw:placing="below" draw:decimal-places="1"/>
    </style:style>
    <style:style style:name="gr12" style:family="graphic" style:parent-style-name="measure">
      <style:graphic-properties draw:textarea-vertical-align="middle" draw:line-distance="1.6cm" draw:unit="mm" draw:show-unit="false" draw:placing="below" draw:decimal-places="1"/>
    </style:style>
    <style:style style:name="gr13" style:family="graphic" style:parent-style-name="objectwithoutfill">
      <style:graphic-properties draw:marker-end="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2.74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75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2pt"/>
    </style:style>
    <style:style style:name="P6" style:family="paragraph">
      <loext:graphic-properties draw:fill="none" draw:fill-color="#ffffff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cm" svg:height="13cm" svg:x="7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cm" svg:height="5cm" svg:x="7.5cm" svg:y="2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1cm" svg:x="7.5cm" svg:y="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cm" svg:x="9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cm" svg:x="13.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cm" svg:x="17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cm" svg:x="10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cm" svg:x="13.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cm" svg:x="17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cm" svg:x="10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0.4cm" svg:height="0.4cm" svg:x="13.8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cm" svg:height="0.2cm" svg:x="19cm" svg:y="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0.2cm" svg:x="8cm" svg:y="25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4cm" svg:y1="2.1cm" svg:x2="14cm" svg:y2="17cm">
          <text:p/>
        </draw:line>
        <draw:line draw:style-name="gr7" draw:text-style-name="P2" draw:layer="layout" svg:x1="14cm" svg:y1="18cm" svg:x2="14cm" svg:y2="26.1cm">
          <text:p/>
        </draw:line>
        <draw:line draw:style-name="gr7" draw:text-style-name="P2" draw:layer="layout" svg:x1="20.3cm" svg:y1="23.5cm" svg:x2="12.5cm" svg:y2="23.5cm">
          <text:p/>
        </draw:line>
        <draw:custom-shape draw:style-name="gr8" draw:text-style-name="P1" xml:id="id2" draw:id="id2" draw:layer="layout" svg:width="1cm" svg:height="1cm" svg:x="15.5cm" svg:y="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6cm" svg:y1="15cm" svg:x2="16cm" svg:y2="24.8cm">
          <text:p/>
        </draw:line>
        <draw:line draw:style-name="gr7" draw:text-style-name="P2" draw:layer="layout" svg:x1="20.3cm" svg:y1="22.5cm" svg:x2="15cm" svg:y2="22.5cm">
          <text:p/>
        </draw:line>
        <draw:measure draw:style-name="gr9" draw:text-style-name="P3" draw:layer="measurelines" svg:x1="20.5cm" svg:y1="25cm" svg:x2="20.5cm" svg:y2="22.5cm">
          <text:p text:style-name="P3"><text:measure text:kind="gap"/><text:measure text:kind="value">25</text:measure><text:s/><text:measure text:kind="unit"/><text:measure text:kind="gap"/></text:p>
        </draw:measure>
        <draw:measure draw:style-name="gr10" draw:text-style-name="P3" draw:layer="layout" svg:x1="20.5cm" svg:y1="25cm" svg:x2="20.5cm" svg:y2="23.5cm">
          <text:p text:style-name="P3"><text:measure text:kind="gap"/><text:measure text:kind="value">15</text:measure><text:s/><text:measure text:kind="unit"/><text:measure text:kind="gap"/></text:p>
        </draw:measure>
        <draw:measure draw:style-name="gr11" draw:text-style-name="P3" draw:layer="layout" svg:x1="14cm" svg:y1="25cm" svg:x2="16cm" svg:y2="25cm">
          <text:p text:style-name="P3"><text:measure text:kind="gap"/><text:measure text:kind="value">20</text:measure><text:s/><text:measure text:kind="unit"/><text:measure text:kind="gap"/></text:p>
        </draw:measure>
        <draw:measure draw:style-name="gr12" draw:text-style-name="P3" draw:layer="layout" svg:x1="9.5cm" svg:y1="9.5cm" svg:x2="18.5cm" svg:y2="9.5cm">
          <text:p text:style-name="P3"><text:measure text:kind="gap"/><text:measure text:kind="value">90</text:measure><text:s/><text:measure text:kind="unit"/><text:measure text:kind="gap"/></text:p>
        </draw:measure>
        <draw:connector draw:style-name="gr13" draw:text-style-name="P2" draw:layer="layout" draw:type="lines" draw:line-skew="-3.7cm -0.737cm" svg:x1="21.2cm" svg:y1="21.223cm" svg:x2="16.354cm" svg:y2="22.146cm" draw:start-shape="id1" draw:start-glue-point="3" draw:end-shape="id2" draw:end-glue-point="11" svg:d="M21200 21223h-4200l-700 923h54" svg:viewBox="0 0 4901 924">
          <text:p/>
        </draw:connector>
        <draw:frame draw:style-name="gr14" draw:text-style-name="P5" xml:id="id3" draw:id="id3" draw:layer="layout" svg:width="3.241cm" svg:height="1.445cm" svg:x="3.3cm" svg:y="21.655cm">
          <draw:text-box>
            <text:p text:style-name="P4"><text:span text:style-name="T1">⌀</text:span><text:span text:style-name="T1">2.5</text:span></text:p>
            <text:p text:style-name="P4"><text:span text:style-name="T1">for waterproof </text:span></text:p>
            <text:p text:style-name="P4"><text:span text:style-name="T1">fabric breather</text:span></text:p>
          </draw:text-box>
        </draw:frame>
        <draw:frame draw:style-name="gr15" draw:text-style-name="P6" xml:id="id1" draw:id="id1" draw:layer="layout" svg:width="7.2cm" svg:height="1.047cm" svg:x="21.2cm" svg:y="20.7cm">
          <draw:text-box>
            <text:p><text:span text:style-name="T1">⌀</text:span><text:span text:style-name="T1">12.5 </text:span></text:p>
            <text:p><text:span text:style-name="T1">for cable gland BC-M12-G</text:span></text:p>
          </draw:text-box>
        </draw:frame>
        <draw:connector draw:style-name="gr13" draw:text-style-name="P2" draw:layer="layout" draw:type="lines" draw:line-skew="5.9cm 0.536cm" svg:x1="6.541cm" svg:y1="22.377cm" svg:x2="13.858cm" svg:y2="23.358cm" draw:start-shape="id3" draw:start-glue-point="1" draw:end-shape="id4" draw:end-glue-point="5" svg:d="M6541 22377h6400l917 923v58" svg:viewBox="0 0 7318 982">
          <text:p/>
        </draw:connector>
        <draw:frame draw:style-name="gr16" draw:text-style-name="P6" draw:layer="layout" svg:width="8.5cm" svg:height="5.425cm" svg:x="29cm" svg:y="21.3cm">
          <draw:text-box>
            <text:p><text:span text:style-name="T1">Electric Garden Node Housing</text:span></text:p>
            <text:p><text:span text:style-name="T1">Machining diagram</text:span></text:p>
            <text:p><text:span text:style-name="T1"/></text:p>
            <text:p><text:span text:style-name="T1">BC-ATM-131306</text:span></text:p>
            <text:p><text:span text:style-name="T2">1 hole </text:span><text:span text:style-name="T1">⌀12.5 for cable gland BC-M12-G</text:span></text:p>
            <text:p><text:span text:style-name="T2">1 hole </text:span><text:span text:style-name="T1">⌀2.5 for waterproof fabric breather</text:span></text:p>
            <text:p><text:span text:style-name="T1"/></text:p>
            <text:p><text:span text:style-name="T1">All dimensions in mm</text:span></text:p>
            <text:p><text:span text:style-name="T1"/></text:p>
            <text:p><text:span text:style-name="T1">Prepared by</text:span></text:p>
            <text:p><text:span text:style-name="T1">Stephen Irons</text:span></text:p>
            <text:p><text:span text:style-name="T1">Brush Technology</text:span></text:p>
            <text:p><text:span text:style-name="T1">2018-08-2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6T10:47:35.288897107</meta:creation-date>
    <dc:date>2018-08-20T09:12:09.200553767</dc:date>
    <meta:editing-duration>PT4M39S</meta:editing-duration>
    <meta:editing-cycles>4</meta:editing-cycles>
    <meta:generator>LibreOffice/6.0.3.2$Linux_X86_64 LibreOffice_project/00m0$Build-2</meta:generator>
    <meta:document-statistic meta:object-count="29"/>
  </office:meta>
</office:document-meta>
</file>